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fo:font-weight="bold" style:font-size-asian="18pt" style:font-style-asian="italic" style:font-weight-asian="bold" style:font-size-complex="18pt" fo:background-color="#000080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3pt" fo:font-weight="bold" style:font-size-asian="13pt" style:font-weight-asian="bold" style:font-size-complex="13pt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3pt" fo:font-weight="bold" style:font-size-asian="13pt" style:font-weight-asian="bold" style:font-size-complex="13pt"/>
    </style:style>
    <style:style style:name="P8" style:family="paragraph" style:parent-style-name="Standard" style:master-page-name="Standard">
      <style:paragraph-properties style:page-number="1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30pt" fo:font-weight="bold" style:font-size-asian="30pt" style:font-weight-asian="bold" style:font-size-complex="30pt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fo:background-color="#000080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/>
    </style:style>
    <style:style style:name="T7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8" style:family="text">
      <style:text-properties fo:color="#1155cc" fo:font-size="13pt" style:text-underline-style="solid" style:text-underline-width="auto" style:text-underline-color="font-color" style:font-size-asian="13pt" style:font-size-complex="13pt"/>
    </style:style>
    <style:style style:name="T9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><text:span text:style-name="T1"><text:s text:c="19"/></text:span><text:span text:style-name="T2">Media and Forms</text:span></text:p>
      <text:p text:style-name="Standard"><text:span text:style-name="T2"><text:s text:c="10"/>Assignment</text:span></text:p>
      <text:p text:style-name="Standard"><text:span text:style-name="T3">Assignment Question And Answer</text:span></text:p>
      <text:p text:style-name="P1"/>
      <text:p text:style-name="Standard"><text:span text:style-name="T4">Q1.Create an image gallery that holds multiple images.</text:span></text:p>
      <text:p text:style-name="P2"/>
      <text:p text:style-name="Standard"><text:span text:style-name="T1">Ans-&gt;</text:span> <text:span text:style-name="T5">&lt;! DOCTYPE html&gt;</text:span></text:p>
      <text:p text:style-name="Standard"><text:span text:style-name="T5">&lt;html lang=”en”&gt;</text:span></text:p>
      <text:p text:style-name="Standard"><text:span text:style-name="T5">&lt;head&gt;</text:span></text:p>
      <text:p text:style-name="Standard"><text:span text:style-name="T5">&lt;meta charset=”UTF-8”&gt;</text:span></text:p>
      <text:p text:style-name="Standard"><text:span text:style-name="T5">&lt;meta name=”viewport” content=”width=device-width,initial-scale.0”&gt;</text:span></text:p>
      <text:p text:style-name="Standard"><text:span text:style-name="T5">&lt;title&gt;Document&lt;/title&gt;</text:span></text:p>
      <text:p text:style-name="Standard"><text:span text:style-name="T5">&lt;/head&gt;</text:span></text:p>
      <text:p text:style-name="Standard"><text:span text:style-name="T5">&lt;body&gt;</text:span></text:p>
      <text:p text:style-name="Standard"><text:span text:style-name="T5">&lt;div class=”gallery”&gt;</text:span></text:p>
      <text:p text:style-name="Standard"><text:span text:style-name="T5">&lt;img src=”my photo.jpg” alt=””&gt;</text:span></text:p>
      <text:p text:style-name="Standard"><text:span text:style-name="T5">&lt;img src=” photo.jpg” alt=””&gt;</text:span></text:p>
      <text:p text:style-name="Standard"><text:span text:style-name="T5">&lt;img src=”apple.jpg” alt=””&gt;</text:span></text:p>
      <text:p text:style-name="Standard"><text:span text:style-name="T5">&lt;/div&gt;</text:span></text:p>
      <text:p text:style-name="Standard"><text:soft-page-break/><text:span text:style-name="T5">&lt;/body&gt;</text:span></text:p>
      <text:p text:style-name="Standard"><text:span text:style-name="T5">&lt;/html&gt;</text:span></text:p>
      <text:p text:style-name="Standard"><text:span text:style-name="T6">Q2. use video and audio tag to display video and audio with playback,audio controls.</text:span></text:p>
      <text:p text:style-name="P3"/>
      <text:p text:style-name="Standard"><text:span text:style-name="T6">Ans-&gt;</text:span><text:span text:style-name="T5"> <text:s/>&lt;! DOCTYPE html&gt;</text:span></text:p>
      <text:p text:style-name="Standard"><text:span text:style-name="T5">&lt;html lang=”en”&gt;</text:span></text:p>
      <text:p text:style-name="Standard"><text:span text:style-name="T5">&lt;head&gt;</text:span></text:p>
      <text:p text:style-name="Standard"><text:span text:style-name="T5">&lt;meta charset=”UTF-8”&gt;</text:span></text:p>
      <text:p text:style-name="Standard"><text:span text:style-name="T5">&lt;meta name=”viewport” content=”width=device-width,initial-scale.0”&gt;</text:span></text:p>
      <text:p text:style-name="Standard"><text:span text:style-name="T5">&lt;title&gt;Document&lt;/title&gt;</text:span></text:p>
      <text:p text:style-name="Standard"><text:span text:style-name="T5">&lt;/head&gt;</text:span></text:p>
      <text:p text:style-name="Standard"><text:span text:style-name="T5">&lt;body&gt;</text:span></text:p>
      <text:p text:style-name="Standard"><text:span text:style-name="T5">&lt;video controls src=”my video.mp4”&gt;&lt;/video&gt;</text:span></text:p>
      <text:p text:style-name="Standard"><text:span text:style-name="T5">&lt;audio controls playback src=”my audio.mp3”&gt;&lt;/audio&gt;</text:span></text:p>
      <text:p text:style-name="Standard"><text:span text:style-name="T5">&lt;/body&gt;</text:span></text:p>
      <text:p text:style-name="Standard"><text:span text:style-name="T5">&lt;/html&gt;</text:span></text:p>
      <text:p text:style-name="Standard"><text:span text:style-name="T6">Q3. Modify the previous assignment so that the audio and video play automatically as the page is loaded and they should play infinitely.</text:span></text:p>
      <text:p text:style-name="P4"/>
      <text:p text:style-name="Standard"><text:span text:style-name="T6">Ans-&gt;</text:span><text:span text:style-name="T5"> &lt;! DOCTYPE html&gt;</text:span></text:p>
      <text:p text:style-name="Standard"><text:span text:style-name="T5">&lt;html lang=”en”&gt;</text:span></text:p>
      <text:p text:style-name="Standard"><text:span text:style-name="T5">&lt;head&gt;</text:span></text:p>
      <text:p text:style-name="Standard"><text:soft-page-break/><text:span text:style-name="T5">&lt;meta charset=”UTF-8”&gt;</text:span></text:p>
      <text:p text:style-name="Standard"><text:span text:style-name="T5">&lt;meta name=”viewport” content=”width=device-width,initial-scale.0”&gt;</text:span></text:p>
      <text:p text:style-name="Standard"><text:span text:style-name="T5">&lt;title&gt;Document&lt;/title&gt;</text:span></text:p>
      <text:p text:style-name="Standard"><text:span text:style-name="T5">&lt;/head&gt;</text:span></text:p>
      <text:p text:style-name="Standard"><text:span text:style-name="T5">&lt;body&gt;</text:span></text:p>
      <text:p text:style-name="Standard"><text:span text:style-name="T5">&lt;video controls autoplay src=”my video.mp4”&gt;&lt;/video&gt;</text:span></text:p>
      <text:p text:style-name="Standard"><text:span text:style-name="T5">&lt;audio controls autoplay src=”my audio.mp3”&gt;&lt;/audio&gt;</text:span></text:p>
      <text:p text:style-name="Standard"><text:span text:style-name="T5">&lt;/body&gt;</text:span></text:p>
      <text:p text:style-name="P3"/>
      <text:p text:style-name="P3"/>
      <text:p text:style-name="Standard"><text:span text:style-name="T6">Q4.</text:span><text:span text:style-name="T5"> </text:span><text:span text:style-name="T6">use iframe to embed the physicswallah wikipedia page properly</text:span><text:span text:style-name="T5">.</text:span></text:p>
      <text:p text:style-name="P3"/>
      <text:p text:style-name="Standard"><text:span text:style-name="T6">Ans-&gt;</text:span><text:span text:style-name="T5"> &lt;! DOCTYPE html&gt;</text:span></text:p>
      <text:p text:style-name="Standard"><text:span text:style-name="T5">&lt;html lang=”en”&gt;</text:span></text:p>
      <text:p text:style-name="Standard"><text:span text:style-name="T5">&lt;head&gt;</text:span></text:p>
      <text:p text:style-name="Standard"><text:span text:style-name="T5">&lt;meta charset=”UTF-8”&gt;</text:span></text:p>
      <text:p text:style-name="Standard"><text:span text:style-name="T5">&lt;meta name=”viewport” content=”width=device-width,initial-scale.0”&gt;</text:span></text:p>
      <text:p text:style-name="Standard"><text:span text:style-name="T5">&lt;title&gt;Document&lt;/title&gt;</text:span></text:p>
      <text:p text:style-name="Standard"><text:span text:style-name="T5">&lt;/head&gt;</text:span></text:p>
      <text:p text:style-name="Standard"><text:span text:style-name="T5">&lt;body&gt;</text:span></text:p>
      <text:p text:style-name="Standard"><text:span text:style-name="T5">&lt;iframe src=”</text:span><text:a xlink:type="simple" xlink:href="https://wikipedia.physicswallah" text:style-name="ListLabel_20_10" text:visited-style-name="ListLabel_20_10"><text:span text:style-name="T8">https://wikipedia.physicswallah</text:span></text:a><text:span text:style-name="T5">” frameborder=”0”&gt;&lt;/iframe&gt;</text:span></text:p>
      <text:p text:style-name="Standard"><text:soft-page-break/><text:span text:style-name="T5">&lt;/body&gt;</text:span></text:p>
      <text:p text:style-name="Standard"><text:span text:style-name="T5">&lt;/html&gt;</text:span></text:p>
      <text:p text:style-name="Standard"><text:span text:style-name="T6">Q5.create a sign-up and sign-in form with proper validation.</text:span></text:p>
      <text:list xml:id="list1139819511" text:style-name="WWNum1">
        <text:list-item>
          <text:p text:style-name="P5"><text:span text:style-name="T6">Sign up form should have a first name,last name,email,password,confirm password,age,gender and agree to term and condition field at minimum(you can add any other if you like)</text:span></text:p>
        </text:list-item>
        <text:list-item>
          <text:p text:style-name="P5"><text:span text:style-name="T6">B. sign in form should have email,password fields.</text:span></text:p>
        </text:list-item>
      </text:list>
      <text:p text:style-name="P7"/>
      <text:p text:style-name="P6"><text:span text:style-name="T6"><text:s text:c="4"/>Ans.(a)-&gt; <text:s/></text:span><text:span text:style-name="T5">&lt;! DOCTYPE html&gt;</text:span></text:p>
      <text:p text:style-name="Standard"><text:span text:style-name="T5">&lt;html lang=”en”&gt;</text:span></text:p>
      <text:p text:style-name="Standard"><text:span text:style-name="T5">&lt;head&gt;</text:span></text:p>
      <text:p text:style-name="Standard"><text:span text:style-name="T5">&lt;meta charset=”UTF-8”&gt;</text:span></text:p>
      <text:p text:style-name="Standard"><text:span text:style-name="T5">&lt;meta name=”viewport” content=”width=device-width,initial-scale.0”&gt;</text:span></text:p>
      <text:p text:style-name="Standard"><text:span text:style-name="T5">&lt;title&gt;Document&lt;/title&gt;</text:span></text:p>
      <text:p text:style-name="Standard"><text:span text:style-name="T5">&lt;/head&gt;</text:span></text:p>
      <text:p text:style-name="Standard"><text:span text:style-name="T5">&lt;body&gt;</text:span></text:p>
      <text:p text:style-name="Standard"><text:span text:style-name="T5">&lt;from action=”./sign up.js” method=””&gt;</text:span></text:p>
      <text:p text:style-name="Standard"><text:span text:style-name="T5">&lt;label for=”first name”&gt;firstname&lt;/label&gt;</text:span></text:p>
      <text:p text:style-name="Standard"><text:span text:style-name="T5">&lt;Input placeholder=”firstname” type=”text” name=”” id=”first name”&gt;</text:span></text:p>
      <text:p text:style-name="Standard"><text:span text:style-name="T5">&lt;label for=”last name”&gt;last name&lt;/label&gt;</text:span></text:p>
      <text:p text:style-name="Standard"><text:span text:style-name="T5">&lt;Input placeholder=”lastname” type=”text” name=”” id=”last name”&gt;</text:span></text:p>
      <text:p text:style-name="Standard"><text:span text:style-name="T5">&lt;label for=”Email”&gt;Email&lt;/label&gt;</text:span></text:p>
      <text:p text:style-name="Standard"><text:span text:style-name="T5">&lt;Input placeholder=”Email” type=”text” name=”” id=”Email”&gt;</text:span></text:p>
      <text:p text:style-name="Standard"><text:soft-page-break/><text:span text:style-name="T5">&lt;label for=”password”&gt;password&lt;/label&gt;</text:span></text:p>
      <text:p text:style-name="Standard"><text:span text:style-name="T5">&lt;Input placeholder=”password” type=”text” name=”” id=”password”&gt;</text:span></text:p>
      <text:p text:style-name="Standard"><text:span text:style-name="T5">&lt;label for=”confirm password”&gt; confirm password&lt;/label&gt;</text:span></text:p>
      <text:p text:style-name="Standard"><text:span text:style-name="T5">&lt;Input placeholder=” confirm password” type=”text” name=”” id=”confirm password”&gt;</text:span></text:p>
      <text:p text:style-name="Standard"><text:span text:style-name="T5">&lt;label for=”age”&gt;age&lt;/label&gt;</text:span></text:p>
      <text:p text:style-name="Standard"><text:span text:style-name="T5">&lt;Input placeholder=”age” type=”text” name=”” id=”age”&gt;</text:span></text:p>
      <text:p text:style-name="Standard"><text:span text:style-name="T5">&lt;label for=”gender”&gt;gender&lt;/label&gt;</text:span></text:p>
      <text:p text:style-name="Standard"><text:span text:style-name="T5">&lt;Input placeholder=”gender” type=”text” name=”” id=”gender”&gt;</text:span></text:p>
      <text:p text:style-name="Standard"><text:span text:style-name="T5">&lt;input type=”checkbox” name=”” id=””&gt;</text:span></text:p>
      <text:p text:style-name="Standard"><text:span text:style-name="T5">&lt;label for=”tac”&gt;agree to term and condition field at minimum&lt;/label&gt;</text:span></text:p>
      <text:p text:style-name="Standard"><text:span text:style-name="T5">&lt;bottom type=”submit”&gt;submit&lt;/button </text:span></text:p>
      <text:p text:style-name="Standard"><text:span text:style-name="T5">&lt;/form&gt;</text:span></text:p>
      <text:p text:style-name="Standard"><text:span text:style-name="T5">&lt;/body&gt;</text:span></text:p>
      <text:p text:style-name="Standard"><text:span text:style-name="T5">&lt;/html&gt;</text:span></text:p>
      <text:p text:style-name="P3"/>
      <text:p text:style-name="Standard"><text:span text:style-name="T6">B. </text:span><text:span text:style-name="T5">&lt;! DOCTYPE html&gt;</text:span></text:p>
      <text:p text:style-name="Standard"><text:span text:style-name="T5">&lt;html lang=”en”&gt;</text:span></text:p>
      <text:p text:style-name="Standard"><text:span text:style-name="T5">&lt;head&gt;</text:span></text:p>
      <text:p text:style-name="Standard"><text:span text:style-name="T5">&lt;meta charset=”UTF-8”&gt;</text:span></text:p>
      <text:p text:style-name="Standard"><text:span text:style-name="T5">&lt;meta name=”viewport” content=”width=device-width,initial-scale.0”&gt;</text:span></text:p>
      <text:p text:style-name="Standard"><text:span text:style-name="T5">&lt;title&gt;Document&lt;/title&gt;</text:span></text:p>
      <text:p text:style-name="Standard"><text:soft-page-break/><text:span text:style-name="T5">&lt;/head&gt;</text:span></text:p>
      <text:p text:style-name="Standard"><text:span text:style-name="T5">&lt;body&gt;</text:span></text:p>
      <text:p text:style-name="Standard"><text:span text:style-name="T5">&lt;from action=”./sign in.js” method=””&gt;</text:span></text:p>
      <text:p text:style-name="Standard"><text:span text:style-name="T5">&lt;label for=”Email”&gt;Email&lt;/label&gt;</text:span></text:p>
      <text:p text:style-name="Standard"><text:span text:style-name="T5">&lt;Input placeholder=”Email” type=”text” name=”” id=”Email”&gt;</text:span></text:p>
      <text:p text:style-name="Standard"><text:span text:style-name="T5">&lt;label for=”password”&gt;password&lt;/label&gt;</text:span></text:p>
      <text:p text:style-name="Standard"><text:span text:style-name="T5">&lt;Input placeholder=”password” type=”text” name=”” id=”password”&gt;</text:span></text:p>
      <text:p text:style-name="Standard"><text:span text:style-name="T5">&lt;button type=”submit”&gt;submit&lt;/button&gt;</text:span></text:p>
      <text:p text:style-name="Standard"><text:span text:style-name="T5">&lt;/form&gt;</text:span></text:p>
      <text:p text:style-name="Standard"><text:span text:style-name="T5">&lt;/body&gt;</text:span></text:p>
      <text:p text:style-name="Standard"><text:span text:style-name="T5">&lt;/html&gt;</text:span></text:p>
      <text:p text:style-name="P3"/>
      <text:p text:style-name="Standard"><text:span text:style-name="T5"><text:s text:c="36"/></text:span><text:span text:style-name="T9">complete</text:span></text:p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4"/>
      <text:p text:style-name="P4"/>
      <text:p text:style-name="P3"/>
      <text:p text:style-name="Standard"><text:span text:style-name="T5"><text:s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3pt" style:text-underline-style="solid" style:text-underline-width="auto" style:text-underline-color="font-color" style:font-size-asian="13pt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07" meta:word-count="347" meta:character-count="3419" meta:non-whitespace-character-count="3107"/>
    <meta:generator>LibreOfficeDev/6.0.5.2$Linux_X86_64 LibreOffice_project/</meta:generator>
  </office:meta>
</office:document-meta>
</file>